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 list of da switch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Br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st</text:p>
          </table:table-cell>
          <table:table-cell office:value-type="string">
            <text:p>Check da system, y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st 2</text:p>
          </table:table-cell>
          <table:table-cell office:value-type="string">
            <text:p>Destroy da system, yo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3-08-31T11:48:33.41</dc:date>
    <meta:editing-duration>PT22M26S</meta:editing-duration>
    <meta:editing-cycles>4</meta:editing-cycles>
    <meta:generator>LibreOffice/4.0.2.2$Windows_x86 LibreOffice_project/4c82dcdd6efcd48b1d8bba66bfe1989deee49c3</meta:generator>
    <meta:document-statistic meta:table-count="1" meta:cell-count="35" meta:object-count="0"/>
  </office:meta>
</office:document-meta>
</file>